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result" prfx2:family="table-cell" prfx2:parent-style-name="NoCellCellDefault" prfx2:data-style-name="TwoDecimalPlaces">
      <prfx2:table-cell-properties xmlns:prfx3="urn:oasis:names:tc:opendocument:xmlns:xsl-fo-compatible:1.0" prfx3:background-color="#b3df8d"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dcf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years" prfx2:style-name="result">
            <prfx3:p xmlns:prfx3="urn:oasis:names:tc:opendocument:xmlns:text:1.0">years</prfx3:p>
          </prfx2:table-cell>
          <prfx2:table-cell prfx1:value-type="float" prfx1:value="2020" prfx2:style-name="result">
            <prfx3:p xmlns:prfx3="urn:oasis:names:tc:opendocument:xmlns:text:1.0">2020</prfx3:p>
          </prfx2:table-cell>
          <prfx2:table-cell prfx1:value-type="float" prfx1:value="2021" prfx2:style-name="result">
            <prfx3:p xmlns:prfx3="urn:oasis:names:tc:opendocument:xmlns:text:1.0">2021</prfx3:p>
          </prfx2:table-cell>
          <prfx2:table-cell prfx1:value-type="float" prfx1:value="2022" prfx2:style-name="result">
            <prfx3:p xmlns:prfx3="urn:oasis:names:tc:opendocument:xmlns:text:1.0">2022</prfx3:p>
          </prfx2:table-cell>
          <prfx2:table-cell prfx1:value-type="float" prfx1:value="2023" prfx2:style-name="result">
            <prfx3:p xmlns:prfx3="urn:oasis:names:tc:opendocument:xmlns:text:1.0">202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cashflows" prfx2:style-name="result">
            <prfx3:p xmlns:prfx3="urn:oasis:names:tc:opendocument:xmlns:text:1.0">cashflows</prfx3:p>
          </prfx2:table-cell>
          <prfx2:table-cell prfx1:value-type="float" prfx1:value="-100" prfx2:style-name="result">
            <prfx3:p xmlns:prfx3="urn:oasis:names:tc:opendocument:xmlns:text:1.0">-100</prfx3:p>
          </prfx2:table-cell>
          <prfx2:table-cell prfx1:value-type="float" prfx1:value="-50" prfx2:style-name="result">
            <prfx3:p xmlns:prfx3="urn:oasis:names:tc:opendocument:xmlns:text:1.0">-50</prfx3:p>
          </prfx2:table-cell>
          <prfx2:table-cell prfx1:value-type="float" prfx1:value="150" prfx2:style-name="result">
            <prfx3:p xmlns:prfx3="urn:oasis:names:tc:opendocument:xmlns:text:1.0">150</prfx3:p>
          </prfx2:table-cell>
          <prfx2:table-cell prfx1:value-type="float" prfx1:value="500" prfx2:style-name="result">
            <prfx3:p xmlns:prfx3="urn:oasis:names:tc:opendocument:xmlns:text:1.0">500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terminal-growth" prfx2:style-name="result">
            <prfx3:p xmlns:prfx3="urn:oasis:names:tc:opendocument:xmlns:text:1.0">terminal-growth</prfx3:p>
          </prfx2:table-cell>
          <prfx2:table-cell prfx1:value-type="float" prfx1:value="0.03" prfx2:style-name="result">
            <prfx3:p xmlns:prfx3="urn:oasis:names:tc:opendocument:xmlns:text:1.0">0.0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iscount-rate" prfx2:style-name="result">
            <prfx3:p xmlns:prfx3="urn:oasis:names:tc:opendocument:xmlns:text:1.0">discount-rate</prfx3:p>
          </prfx2:table-cell>
          <prfx2:table-cell prfx1:value-type="float" prfx1:value="0.1" prfx2:style-name="result">
            <prfx3:p xmlns:prfx3="urn:oasis:names:tc:opendocument:xmlns:text:1.0">0.1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year" prfx2:style-name="result">
            <prfx3:p xmlns:prfx3="urn:oasis:names:tc:opendocument:xmlns:text:1.0">year</prfx3:p>
          </prfx2:table-cell>
          <prfx2:table-cell prfx1:value-type="float" prfx1:value="2020" prfx2:style-name="result" prfx2:formula="[.C2]">
            <prfx3:p xmlns:prfx3="urn:oasis:names:tc:opendocument:xmlns:text:1.0">2020</prfx3:p>
          </prfx2:table-cell>
          <prfx2:table-cell prfx1:value-type="float" prfx1:value="2021" prfx2:style-name="result" prfx2:formula="[.D2]">
            <prfx3:p xmlns:prfx3="urn:oasis:names:tc:opendocument:xmlns:text:1.0">2021</prfx3:p>
          </prfx2:table-cell>
          <prfx2:table-cell prfx1:value-type="float" prfx1:value="2022" prfx2:style-name="result" prfx2:formula="[.E2]">
            <prfx3:p xmlns:prfx3="urn:oasis:names:tc:opendocument:xmlns:text:1.0">2022</prfx3:p>
          </prfx2:table-cell>
          <prfx2:table-cell prfx1:value-type="float" prfx1:value="2023" prfx2:style-name="result" prfx2:formula="[.F2]">
            <prfx3:p xmlns:prfx3="urn:oasis:names:tc:opendocument:xmlns:text:1.0">202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cashflow" prfx2:style-name="result">
            <prfx3:p xmlns:prfx3="urn:oasis:names:tc:opendocument:xmlns:text:1.0">cashflow</prfx3:p>
          </prfx2:table-cell>
          <prfx2:table-cell prfx1:value-type="float" prfx1:value="-100" prfx2:style-name="result" prfx2:formula="[.C3]">
            <prfx3:p xmlns:prfx3="urn:oasis:names:tc:opendocument:xmlns:text:1.0">-100</prfx3:p>
          </prfx2:table-cell>
          <prfx2:table-cell prfx1:value-type="float" prfx1:value="-50" prfx2:style-name="result" prfx2:formula="[.D3]">
            <prfx3:p xmlns:prfx3="urn:oasis:names:tc:opendocument:xmlns:text:1.0">-50</prfx3:p>
          </prfx2:table-cell>
          <prfx2:table-cell prfx1:value-type="float" prfx1:value="150" prfx2:style-name="result" prfx2:formula="[.E3]">
            <prfx3:p xmlns:prfx3="urn:oasis:names:tc:opendocument:xmlns:text:1.0">150</prfx3:p>
          </prfx2:table-cell>
          <prfx2:table-cell prfx1:value-type="float" prfx1:value="500" prfx2:style-name="result" prfx2:formula="[.F3]">
            <prfx3:p xmlns:prfx3="urn:oasis:names:tc:opendocument:xmlns:text:1.0">500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year" prfx2:style-name="result">
            <prfx3:p xmlns:prfx3="urn:oasis:names:tc:opendocument:xmlns:text:1.0">year</prfx3:p>
          </prfx2:table-cell>
          <prfx2:table-cell prfx1:value-type="float" prfx1:value="2020" prfx2:style-name="result" prfx2:formula="[.C6]">
            <prfx3:p xmlns:prfx3="urn:oasis:names:tc:opendocument:xmlns:text:1.0">2020</prfx3:p>
          </prfx2:table-cell>
          <prfx2:table-cell prfx1:value-type="float" prfx1:value="2021" prfx2:style-name="result" prfx2:formula="[.D6]">
            <prfx3:p xmlns:prfx3="urn:oasis:names:tc:opendocument:xmlns:text:1.0">2021</prfx3:p>
          </prfx2:table-cell>
          <prfx2:table-cell prfx1:value-type="float" prfx1:value="2022" prfx2:style-name="result" prfx2:formula="[.E6]">
            <prfx3:p xmlns:prfx3="urn:oasis:names:tc:opendocument:xmlns:text:1.0">2022</prfx3:p>
          </prfx2:table-cell>
          <prfx2:table-cell prfx1:value-type="float" prfx1:value="2023" prfx2:style-name="result" prfx2:formula="[.F6]">
            <prfx3:p xmlns:prfx3="urn:oasis:names:tc:opendocument:xmlns:text:1.0">202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value" prfx2:style-name="result">
            <prfx3:p xmlns:prfx3="urn:oasis:names:tc:opendocument:xmlns:text:1.0">value</prfx3:p>
          </prfx2:table-cell>
          <prfx2:table-cell prfx1:value-type="float" prfx1:value="-100" prfx2:style-name="result" prfx2:formula="[.C7]">
            <prfx3:p xmlns:prfx3="urn:oasis:names:tc:opendocument:xmlns:text:1.0">-100</prfx3:p>
          </prfx2:table-cell>
          <prfx2:table-cell prfx1:value-type="float" prfx1:value="-50" prfx2:style-name="result" prfx2:formula="[.D7]">
            <prfx3:p xmlns:prfx3="urn:oasis:names:tc:opendocument:xmlns:text:1.0">-50</prfx3:p>
          </prfx2:table-cell>
          <prfx2:table-cell prfx1:value-type="float" prfx1:value="150" prfx2:style-name="result" prfx2:formula="[.E7]">
            <prfx3:p xmlns:prfx3="urn:oasis:names:tc:opendocument:xmlns:text:1.0">150</prfx3:p>
          </prfx2:table-cell>
          <prfx2:table-cell prfx1:value-type="float" prfx1:value="500" prfx2:style-name="result" prfx2:formula="[.F7]">
            <prfx3:p xmlns:prfx3="urn:oasis:names:tc:opendocument:xmlns:text:1.0">500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iscount" prfx2:style-name="result">
            <prfx3:p xmlns:prfx3="urn:oasis:names:tc:opendocument:xmlns:text:1.0">discount</prfx3:p>
          </prfx2:table-cell>
          <prfx2:table-cell prfx1:value-type="float" prfx1:value="-100" prfx2:style-name="result" prfx2:formula="([.C9]/((1+[.C5])^([.C8]-[.C2])))">
            <prfx3:p xmlns:prfx3="urn:oasis:names:tc:opendocument:xmlns:text:1.0">-100</prfx3:p>
          </prfx2:table-cell>
          <prfx2:table-cell prfx1:value-type="float" prfx1:value="-45.45454545454545" prfx2:style-name="result" prfx2:formula="([.D9]/((1+[.C5])^([.D8]-[.C2])))">
            <prfx3:p xmlns:prfx3="urn:oasis:names:tc:opendocument:xmlns:text:1.0">-45.45454545454545</prfx3:p>
          </prfx2:table-cell>
          <prfx2:table-cell prfx1:value-type="float" prfx1:value="123.96694214876031" prfx2:style-name="result" prfx2:formula="([.E9]/((1+[.C5])^([.E8]-[.C2])))">
            <prfx3:p xmlns:prfx3="urn:oasis:names:tc:opendocument:xmlns:text:1.0">123.96694214876031</prfx3:p>
          </prfx2:table-cell>
          <prfx2:table-cell prfx1:value-type="float" prfx1:value="375.65740045078877" prfx2:style-name="result" prfx2:formula="([.F9]/((1+[.C5])^([.F8]-[.C2])))">
            <prfx3:p xmlns:prfx3="urn:oasis:names:tc:opendocument:xmlns:text:1.0">375.6574004507887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" prfx2:style-name="result">
            <prfx3:p xmlns:prfx3="urn:oasis:names:tc:opendocument:xmlns:text:1.0"/>
          </prfx2:table-cell>
          <prfx2:table-cell prfx1:value-type="float" prfx1:value="-100" prfx2:style-name="result" prfx2:formula="[.C10]">
            <prfx3:p xmlns:prfx3="urn:oasis:names:tc:opendocument:xmlns:text:1.0">-100</prfx3:p>
          </prfx2:table-cell>
          <prfx2:table-cell prfx1:value-type="float" prfx1:value="-45.45454545454545" prfx2:style-name="result" prfx2:formula="[.D10]">
            <prfx3:p xmlns:prfx3="urn:oasis:names:tc:opendocument:xmlns:text:1.0">-45.45454545454545</prfx3:p>
          </prfx2:table-cell>
          <prfx2:table-cell prfx1:value-type="float" prfx1:value="123.96694214876031" prfx2:style-name="result" prfx2:formula="[.E10]">
            <prfx3:p xmlns:prfx3="urn:oasis:names:tc:opendocument:xmlns:text:1.0">123.96694214876031</prfx3:p>
          </prfx2:table-cell>
          <prfx2:table-cell prfx1:value-type="float" prfx1:value="375.65740045078877" prfx2:style-name="result" prfx2:formula="[.F10]">
            <prfx3:p xmlns:prfx3="urn:oasis:names:tc:opendocument:xmlns:text:1.0">375.6574004507887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iscounted-cashflows" prfx2:style-name="result">
            <prfx3:p xmlns:prfx3="urn:oasis:names:tc:opendocument:xmlns:text:1.0">discounted-cashflows</prfx3:p>
          </prfx2:table-cell>
          <prfx2:table-cell prfx1:value-type="float" prfx1:value="-100" prfx2:style-name="result" prfx2:formula="[.C11]">
            <prfx3:p xmlns:prfx3="urn:oasis:names:tc:opendocument:xmlns:text:1.0">-100</prfx3:p>
          </prfx2:table-cell>
          <prfx2:table-cell prfx1:value-type="float" prfx1:value="-45.45454545454545" prfx2:style-name="result" prfx2:formula="[.D11]">
            <prfx3:p xmlns:prfx3="urn:oasis:names:tc:opendocument:xmlns:text:1.0">-45.45454545454545</prfx3:p>
          </prfx2:table-cell>
          <prfx2:table-cell prfx1:value-type="float" prfx1:value="123.96694214876031" prfx2:style-name="result" prfx2:formula="[.E11]">
            <prfx3:p xmlns:prfx3="urn:oasis:names:tc:opendocument:xmlns:text:1.0">123.96694214876031</prfx3:p>
          </prfx2:table-cell>
          <prfx2:table-cell prfx1:value-type="float" prfx1:value="375.65740045078877" prfx2:style-name="result" prfx2:formula="[.F11]">
            <prfx3:p xmlns:prfx3="urn:oasis:names:tc:opendocument:xmlns:text:1.0">375.6574004507887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iscounted-cashflows" prfx2:style-name="result">
            <prfx3:p xmlns:prfx3="urn:oasis:names:tc:opendocument:xmlns:text:1.0">discounted-cashflows</prfx3:p>
          </prfx2:table-cell>
          <prfx2:table-cell prfx1:value-type="float" prfx1:value="-100" prfx2:style-name="result" prfx2:formula="[.C12]">
            <prfx3:p xmlns:prfx3="urn:oasis:names:tc:opendocument:xmlns:text:1.0">-100</prfx3:p>
          </prfx2:table-cell>
          <prfx2:table-cell prfx1:value-type="float" prfx1:value="-45.45454545454545" prfx2:style-name="result" prfx2:formula="[.D12]">
            <prfx3:p xmlns:prfx3="urn:oasis:names:tc:opendocument:xmlns:text:1.0">-45.45454545454545</prfx3:p>
          </prfx2:table-cell>
          <prfx2:table-cell prfx1:value-type="float" prfx1:value="123.96694214876031" prfx2:style-name="result" prfx2:formula="[.E12]">
            <prfx3:p xmlns:prfx3="urn:oasis:names:tc:opendocument:xmlns:text:1.0">123.96694214876031</prfx3:p>
          </prfx2:table-cell>
          <prfx2:table-cell prfx1:value-type="float" prfx1:value="375.65740045078877" prfx2:style-name="result" prfx2:formula="[.F12]">
            <prfx3:p xmlns:prfx3="urn:oasis:names:tc:opendocument:xmlns:text:1.0">375.6574004507887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year" prfx2:style-name="result">
            <prfx3:p xmlns:prfx3="urn:oasis:names:tc:opendocument:xmlns:text:1.0">year</prfx3:p>
          </prfx2:table-cell>
          <prfx2:table-cell prfx1:value-type="float" prfx1:value="2023" prfx2:style-name="result" prfx2:formula="[.F2]">
            <prfx3:p xmlns:prfx3="urn:oasis:names:tc:opendocument:xmlns:text:1.0">202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terminal-value" prfx2:style-name="result">
            <prfx3:p xmlns:prfx3="urn:oasis:names:tc:opendocument:xmlns:text:1.0">terminal-value</prfx3:p>
          </prfx2:table-cell>
          <prfx2:table-cell prfx1:value-type="float" prfx1:value="7357.142857142857" prfx2:style-name="result" prfx2:formula="(([.F3]*(1+[.C4]))/([.C5]-[.C4]))">
            <prfx3:p xmlns:prfx3="urn:oasis:names:tc:opendocument:xmlns:text:1.0">7357.14285714285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value" prfx2:style-name="result">
            <prfx3:p xmlns:prfx3="urn:oasis:names:tc:opendocument:xmlns:text:1.0">value</prfx3:p>
          </prfx2:table-cell>
          <prfx2:table-cell prfx1:value-type="float" prfx1:value="7357.142857142857" prfx2:style-name="result" prfx2:formula="[.C15]">
            <prfx3:p xmlns:prfx3="urn:oasis:names:tc:opendocument:xmlns:text:1.0">7357.14285714285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iscount" prfx2:style-name="result">
            <prfx3:p xmlns:prfx3="urn:oasis:names:tc:opendocument:xmlns:text:1.0">discount</prfx3:p>
          </prfx2:table-cell>
          <prfx2:table-cell prfx1:value-type="float" prfx1:value="5527.530320918749" prfx2:style-name="result" prfx2:formula="([.C16]/((1+[.C5])^([.C14]-[.C2])))">
            <prfx3:p xmlns:prfx3="urn:oasis:names:tc:opendocument:xmlns:text:1.0">5527.530320918749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iscounted-terminal-value" prfx2:style-name="result">
            <prfx3:p xmlns:prfx3="urn:oasis:names:tc:opendocument:xmlns:text:1.0">discounted-terminal-value</prfx3:p>
          </prfx2:table-cell>
          <prfx2:table-cell prfx1:value-type="float" prfx1:value="5527.530320918749" prfx2:style-name="result" prfx2:formula="[.C17]">
            <prfx3:p xmlns:prfx3="urn:oasis:names:tc:opendocument:xmlns:text:1.0">5527.530320918749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t" prfx2:style-name="result">
            <prfx3:p xmlns:prfx3="urn:oasis:names:tc:opendocument:xmlns:text:1.0">t</prfx3:p>
          </prfx2:table-cell>
          <prfx2:table-cell prfx1:value-type="float" prfx1:value="-100" prfx2:style-name="result" prfx2:formula="[.C13]">
            <prfx3:p xmlns:prfx3="urn:oasis:names:tc:opendocument:xmlns:text:1.0">-100</prfx3:p>
          </prfx2:table-cell>
          <prfx2:table-cell prfx1:value-type="float" prfx1:value="-45.45454545454545" prfx2:style-name="result" prfx2:formula="[.D13]">
            <prfx3:p xmlns:prfx3="urn:oasis:names:tc:opendocument:xmlns:text:1.0">-45.45454545454545</prfx3:p>
          </prfx2:table-cell>
          <prfx2:table-cell prfx1:value-type="float" prfx1:value="123.96694214876031" prfx2:style-name="result" prfx2:formula="[.E13]">
            <prfx3:p xmlns:prfx3="urn:oasis:names:tc:opendocument:xmlns:text:1.0">123.96694214876031</prfx3:p>
          </prfx2:table-cell>
          <prfx2:table-cell prfx1:value-type="float" prfx1:value="375.65740045078877" prfx2:style-name="result" prfx2:formula="[.F13]">
            <prfx3:p xmlns:prfx3="urn:oasis:names:tc:opendocument:xmlns:text:1.0">375.65740045078877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c" prfx2:style-name="result">
            <prfx3:p xmlns:prfx3="urn:oasis:names:tc:opendocument:xmlns:text:1.0">c</prfx3:p>
          </prfx2:table-cell>
          <prfx2:table-cell prfx1:value-type="float" prfx1:value="0" prfx2:style-name="result">
            <prfx3:p xmlns:prfx3="urn:oasis:names:tc:opendocument:xmlns:text:1.0">0</prfx3:p>
          </prfx2:table-cell>
          <prfx2:table-cell prfx1:value-type="float" prfx1:value="-100" prfx2:style-name="result" prfx2:formula="[.C21]">
            <prfx3:p xmlns:prfx3="urn:oasis:names:tc:opendocument:xmlns:text:1.0">-100</prfx3:p>
          </prfx2:table-cell>
          <prfx2:table-cell prfx1:value-type="float" prfx1:value="-145.45454545454544" prfx2:style-name="result" prfx2:formula="[.D21]">
            <prfx3:p xmlns:prfx3="urn:oasis:names:tc:opendocument:xmlns:text:1.0">-145.45454545454544</prfx3:p>
          </prfx2:table-cell>
          <prfx2:table-cell prfx1:value-type="float" prfx1:value="-21.48760330578513" prfx2:style-name="result" prfx2:formula="[.E21]">
            <prfx3:p xmlns:prfx3="urn:oasis:names:tc:opendocument:xmlns:text:1.0">-21.4876033057851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" prfx2:style-name="result">
            <prfx3:p xmlns:prfx3="urn:oasis:names:tc:opendocument:xmlns:text:1.0"/>
          </prfx2:table-cell>
          <prfx2:table-cell prfx1:value-type="float" prfx1:value="-100" prfx2:style-name="result" prfx2:formula="([.C19]+[.C20])">
            <prfx3:p xmlns:prfx3="urn:oasis:names:tc:opendocument:xmlns:text:1.0">-100</prfx3:p>
          </prfx2:table-cell>
          <prfx2:table-cell prfx1:value-type="float" prfx1:value="-145.45454545454544" prfx2:style-name="result" prfx2:formula="([.D19]+[.D20])">
            <prfx3:p xmlns:prfx3="urn:oasis:names:tc:opendocument:xmlns:text:1.0">-145.45454545454544</prfx3:p>
          </prfx2:table-cell>
          <prfx2:table-cell prfx1:value-type="float" prfx1:value="-21.48760330578513" prfx2:style-name="result" prfx2:formula="([.E19]+[.E20])">
            <prfx3:p xmlns:prfx3="urn:oasis:names:tc:opendocument:xmlns:text:1.0">-21.48760330578513</prfx3:p>
          </prfx2:table-cell>
          <prfx2:table-cell prfx1:value-type="float" prfx1:value="354.16979714500366" prfx2:style-name="result" prfx2:formula="([.F19]+[.F20])">
            <prfx3:p xmlns:prfx3="urn:oasis:names:tc:opendocument:xmlns:text:1.0">354.16979714500366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total" prfx2:style-name="result">
            <prfx3:p xmlns:prfx3="urn:oasis:names:tc:opendocument:xmlns:text:1.0">total</prfx3:p>
          </prfx2:table-cell>
          <prfx2:table-cell prfx1:value-type="float" prfx1:value="5881.700118063753" prfx2:style-name="result" prfx2:formula="([.F21]+[.C18])">
            <prfx3:p xmlns:prfx3="urn:oasis:names:tc:opendocument:xmlns:text:1.0">5881.70011806375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dcf-value" prfx2:style-name="result">
            <prfx3:p xmlns:prfx3="urn:oasis:names:tc:opendocument:xmlns:text:1.0">dcf-value</prfx3:p>
          </prfx2:table-cell>
          <prfx2:table-cell prfx1:value-type="float" prfx1:value="5881.700118063753" prfx2:style-name="result" prfx2:formula="[.C22]">
            <prfx3:p xmlns:prfx3="urn:oasis:names:tc:opendocument:xmlns:text:1.0">5881.700118063753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result" prfx2:style-name="result">
            <prfx3:p xmlns:prfx3="urn:oasis:names:tc:opendocument:xmlns:text:1.0">result</prfx3:p>
          </prfx2:table-cell>
          <prfx2:table-cell prfx1:value-type="float" prfx1:value="5881.700118063753" prfx2:style-name="result" prfx2:formula="[.C23]">
            <prfx3:p xmlns:prfx3="urn:oasis:names:tc:opendocument:xmlns:text:1.0">5881.700118063753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